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0H27M18.000S" table:style-name="ce9">
            <text:p>10:27:18</text:p>
          </table:table-cell>
          <table:table-cell office:value-type="string" table:style-name="ce12">
            <text:p>Last</text:p>
          </table:table-cell>
          <table:table-cell office:value-type="time" office:time-value="PT10H29M18.000S" table:style-name="ce9">
            <text:p>10:29:1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2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6.14" table:style-name="ce14">
            <text:p>36.1</text:p>
          </table:table-cell>
          <table:table-cell office:value-type="float" office:value="14.48" table:style-name="ce14">
            <text:p>14.5</text:p>
          </table:table-cell>
          <table:table-cell office:value-type="float" office:value="0.08" table:style-name="ce14">
            <text:p>0.1</text:p>
          </table:table-cell>
          <table:table-cell office:value-type="float" office:value="49.320000000000007" table:style-name="ce14">
            <text:p>49.3</text:p>
          </table:table-cell>
          <table:table-cell office:value-type="float" office:value="50.62" table:style-name="ce14">
            <text:p>50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" table:style-name="ce13">
            <text:p>1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6.099999999999994" table:style-name="ce14">
            <text:p>76.1</text:p>
          </table:table-cell>
          <table:table-cell office:value-type="float" office:value="24.9" table:style-name="ce14">
            <text:p>24.9</text:p>
          </table:table-cell>
          <table:table-cell office:value-type="float" office:value="0.3" table:style-name="ce14">
            <text:p>0.3</text:p>
          </table:table-cell>
          <table:table-cell office:value-type="float" office:value="98.3" table:style-name="ce14">
            <text:p>98.3</text:p>
          </table:table-cell>
          <table:table-cell office:value-type="float" office:value="92.699999999999989" table:style-name="ce14">
            <text:p>92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130H28M48.000S" table:style-name="ce9">
            <text:p>10:28:4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1057000553403431" table:style-name="ce14">
            <text:p>2.1</text:p>
          </table:table-cell>
          <table:table-cell office:value-type="float" office:value="1.7196132596685081" table:style-name="ce14">
            <text:p>1.7</text:p>
          </table:table-cell>
          <table:table-cell office:value-type="float" office:value="3.75" table:style-name="ce14">
            <text:p>3.8</text:p>
          </table:table-cell>
          <table:table-cell office:value-type="float" office:value="1.9931062449310621" table:style-name="ce14">
            <text:p>2.0</text:p>
          </table:table-cell>
          <table:table-cell office:value-type="float" office:value="1.8312919794547609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34.82599999999999" table:style-name="ce13">
            <text:p>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06T00:00:00" table:style-name="ce5">
            <text:p>06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27.170S" table:style-name="ce6">
            <text:p>00:10: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1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23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68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1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32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4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989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3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4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13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9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99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0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98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77235 0 11648 795661 6482 0 449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9920 0 2962 197010 1582 0 21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0181 0 3416 197297 2336 0 81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6775 0 2593 202585 1340 0 64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0357 0 2676 198768 1224 0 86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730602 53 360 0 0 0 0 2 0 1 0 0 0 207 0 15663 69 0 0 0 0 0 0 0 22 0 0 0 0 0 0 0 0 11231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66966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686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6927193 0 366770 35519 6111520 15703 0 357 102536 137 294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254711501 6079321 <text:s text:c="3"/>0 <text:s text:c="3"/>0 <text:s text:c="3"/>0 <text:s text:c="4"/>0 <text:s text:c="9"/>0 <text:s text:c="8"/>0 3254711501 607932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527299 <text:s text:c="2"/>52203 <text:s text:c="3"/>0 <text:s text:c="3"/>0 <text:s text:c="3"/>0 <text:s text:c="4"/>0 <text:s text:c="9"/>0 <text:s text:c="8"/>0 122258067 <text:s text:c="2"/>9374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60 10315 724350 239636 3698 119991 992520 1408848 0 78500 1649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58 10284 723298 239144 3698 119991 992520 1408848 0 78392 16485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304 0 0 0 0 0 304 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11 114339 21 19 5 54 20 49 20 0 1 0 4 2932736 399 4294967295 12636160 12735996 0 0 0 0 0 4096 536946211 4294967295 0 0 0 3 0 0 17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220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374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527377 (6.5 MB) <text:s/>TX bytes:122258067 (122.2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07932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07932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254711501 (3.2 GB) <text:s/>TX bytes:3254711501 (3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9 <text:s text:c="5"/>2951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51.5" table:style-name="ce1">
            <text:p>51.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1.2" table:style-name="ce1">
            <text:p>61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92.699999999999989" table:style-name="ce1">
            <text:p>9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30.7" table:style-name="ce1">
            <text:p>30.7</text:p>
          </table:table-cell>
          <table:table-cell office:value-type="float" office:value="20.7" table:style-name="ce1">
            <text:p>20.7</text:p>
          </table:table-cell>
          <table:table-cell office:value-type="float" office:value="0.3" table:style-name="ce1">
            <text:p>0.3</text:p>
          </table:table-cell>
          <table:table-cell office:value-type="float" office:value="48.4" table:style-name="ce1">
            <text:p>48.4</text:p>
          </table:table-cell>
          <table:table-cell office:value-type="float" office:value="51.4" table:style-name="ce1">
            <text:p>5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21.2" table:style-name="ce1">
            <text:p>21.2</text:p>
          </table:table-cell>
          <table:table-cell office:value-type="float" office:value="24.9" table:style-name="ce1">
            <text:p>24.9</text:p>
          </table:table-cell>
          <table:table-cell office:value-type="float" office:value="0.1" table:style-name="ce1">
            <text:p>0.1</text:p>
          </table:table-cell>
          <table:table-cell office:value-type="float" office:value="53.8" table:style-name="ce1">
            <text:p>53.8</text:p>
          </table:table-cell>
          <table:table-cell office:value-type="float" office:value="46.099999999999994" table:style-name="ce1">
            <text:p>4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14" table:style-name="ce1">
            <text:p>36.14</text:p>
          </table:table-cell>
          <table:table-cell office:value-type="float" office:value="14.48" table:style-name="ce1">
            <text:p>14.48</text:p>
          </table:table-cell>
          <table:table-cell office:value-type="float" office:value="0.08" table:style-name="ce1">
            <text:p>0.08</text:p>
          </table:table-cell>
          <table:table-cell office:value-type="float" office:value="49.320000000000007" table:style-name="ce1">
            <text:p>49.32</text:p>
          </table:table-cell>
          <table:table-cell office:value-type="float" office:value="50.62" table:style-name="ce1">
            <text:p>50.62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5.880000000000003" table:style-name="ce11">
            <text:p>35.9</text:p>
          </table:table-cell>
          <table:table-cell office:value-type="float" office:value="13.3" table:style-name="ce11">
            <text:p>13.3</text:p>
          </table:table-cell>
          <table:table-cell office:value-type="float" office:value="0.18" table:style-name="ce11">
            <text:p>0.2</text:p>
          </table:table-cell>
          <table:table-cell office:value-type="float" office:value="50.62" table:style-name="ce11">
            <text:p>5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8.32" table:style-name="ce11">
            <text:p>38.3</text:p>
          </table:table-cell>
          <table:table-cell office:value-type="float" office:value="14.34" table:style-name="ce11">
            <text:p>14.3</text:p>
          </table:table-cell>
          <table:table-cell office:value-type="float" office:value="0.26" table:style-name="ce11">
            <text:p>0.3</text:p>
          </table:table-cell>
          <table:table-cell office:value-type="float" office:value="47.08" table:style-name="ce11">
            <text:p>4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7.14" table:style-name="ce11">
            <text:p>37.1</text:p>
          </table:table-cell>
          <table:table-cell office:value-type="float" office:value="14.86" table:style-name="ce11">
            <text:p>14.9</text:p>
          </table:table-cell>
          <table:table-cell office:value-type="float" office:value="0.12" table:style-name="ce11">
            <text:p>0.1</text:p>
          </table:table-cell>
          <table:table-cell office:value-type="float" office:value="47.86" table:style-name="ce11">
            <text:p>4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8.880000000000003" table:style-name="ce11">
            <text:p>38.9</text:p>
          </table:table-cell>
          <table:table-cell office:value-type="float" office:value="15.98" table:style-name="ce11">
            <text:p>16.0</text:p>
          </table:table-cell>
          <table:table-cell office:value-type="float" office:value="0.26" table:style-name="ce11">
            <text:p>0.3</text:p>
          </table:table-cell>
          <table:table-cell office:value-type="float" office:value="44.86" table:style-name="ce11">
            <text:p>44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0" table:style-name="ce1">
            <text:p>0</text:p>
          </table:table-cell>
          <table:table-cell office:value-type="float" office:value="109.6" table:style-name="ce1">
            <text:p>109.6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0" table:style-name="ce1">
            <text:p>0</text:p>
          </table:table-cell>
          <table:table-cell office:value-type="float" office:value="1434.6" table:style-name="ce1">
            <text:p>1434.6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0" table:style-name="ce1">
            <text:p>0</text:p>
          </table:table-cell>
          <table:table-cell office:value-type="float" office:value="2202" table:style-name="ce1">
            <text:p>220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0" table:style-name="ce1">
            <text:p>0</text:p>
          </table:table-cell>
          <table:table-cell office:value-type="float" office:value="748" table:style-name="ce1">
            <text:p>748</text:p>
          </table:table-cell>
          <table:table-cell office:value-type="float" office:value="6.8" table:style-name="ce1">
            <text:p>6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898.83999999999992" table:formula="msoxl:=AVERAGE(C2:C6)" table:style-name="ce8">
            <text:p>898.8</text:p>
          </table:table-cell>
          <table:table-cell office:value-type="float" office:value="6.2" table:formula="msoxl:=AVERAGE(D2:D6)" table:style-name="ce8">
            <text:p>6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765.17079613724354" table:formula="msoxl:=IF(C8=0,0,MAX(SUMPRODUCT(C2:C6,C2:C6)/SUM(C2:C6)-C8,0))" table:style-name="ce8">
            <text:p>765.2</text:p>
          </table:table-cell>
          <table:table-cell office:value-type="float" office:value="2.8309677419354822" table:formula="msoxl:=IF(D8=0,0,MAX(SUMPRODUCT(D2:D6,D2:D6)/SUM(D2:D6)-D8,0))" table:style-name="ce8">
            <text:p>2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537.98920386275654" table:formula="msoxl:=ABS(MAX(C2:C6)-C8-C9)" table:style-name="ce8">
            <text:p>538.0</text:p>
          </table:table-cell>
          <table:table-cell office:value-type="float" office:value="3.9690322580645176" table:formula="msoxl:=ABS(MAX(D2:D6)-D8-D9)" table:style-name="ce8">
            <text:p>4.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24.2" table:style-name="ce1">
            <text:p>24.2</text:p>
          </table:table-cell>
          <table:table-cell office:value-type="float" office:value="24.2" table:style-name="ce1">
            <text:p>2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.4" table:style-name="ce1">
            <text:p>48.4</text:p>
          </table:table-cell>
          <table:table-cell table:number-columns-repeated="1612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219.6" table:style-name="ce1">
            <text:p>219.6</text:p>
          </table:table-cell>
          <table:table-cell office:value-type="float" office:value="219.6" table:style-name="ce1">
            <text:p>2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9.2" table:style-name="ce1">
            <text:p>439.2</text:p>
          </table:table-cell>
          <table:table-cell table:number-columns-repeated="1612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168.5" table:style-name="ce1">
            <text:p>168.5</text:p>
          </table:table-cell>
          <table:table-cell office:value-type="float" office:value="168.5" table:style-name="ce1">
            <text:p>16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7" table:style-name="ce1">
            <text:p>337</text:p>
          </table:table-cell>
          <table:table-cell table:number-columns-repeated="1612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108.9" table:style-name="ce1">
            <text:p>108.9</text:p>
          </table:table-cell>
          <table:table-cell office:value-type="float" office:value="108.9" table:style-name="ce1">
            <text:p>10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7.8" table:style-name="ce1">
            <text:p>217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4.23999999999998" table:formula="msoxl:=AVERAGE(B2:B6)" table:style-name="ce8">
            <text:p>104.2</text:p>
          </table:table-cell>
          <table:table-cell office:value-type="float" office:value="104.23999999999998" table:formula="msoxl:=AVERAGE(C2:C6)" table:style-name="ce8">
            <text:p>104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6.637321565617839" table:formula="msoxl:=IF(B8=0,0,MAX(SUMPRODUCT(B2:B6,B2:B6)/SUM(B2:B6)-B8,0))" table:style-name="ce8">
            <text:p>66.6</text:p>
          </table:table-cell>
          <table:table-cell office:value-type="float" office:value="66.637321565617839" table:formula="msoxl:=IF(C8=0,0,MAX(SUMPRODUCT(C2:C6,C2:C6)/SUM(C2:C6)-C8,0))" table:style-name="ce8">
            <text:p>66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8.722678434382175" table:formula="msoxl:=ABS(MAX(B2:B6)-B8-B9)" table:style-name="ce8">
            <text:p>48.7</text:p>
          </table:table-cell>
          <table:table-cell office:value-type="float" office:value="48.722678434382175" table:formula="msoxl:=ABS(MAX(C2:C6)-C8-C9)" table:style-name="ce8">
            <text:p>48.7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0.87732156561782" table:formula="msoxl:=B8+ B9" table:style-name="ce8">
            <text:p>170.9</text:p>
          </table:table-cell>
          <table:table-cell office:value-type="float" office:value="170.87732156561782" table:formula="msoxl:=C8+ C9" table:style-name="ce8">
            <text:p>170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86" table:formula="msoxl:=AVERAGE(B2:B6)" table:style-name="ce8">
            <text:p>1.9</text:p>
          </table:table-cell>
          <table:table-cell office:value-type="float" office:value="1.86" table:formula="msoxl:=AVERAGE(C2:C6)" table:style-name="ce8">
            <text:p>1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389247311827954" table:formula="msoxl:=IF(B8=0,0,MAX(SUMPRODUCT(B2:B6,B2:B6)/SUM(B2:B6)-B8,0))" table:style-name="ce8">
            <text:p>1.3</text:p>
          </table:table-cell>
          <table:table-cell office:value-type="float" office:value="1.3389247311827954" table:formula="msoxl:=IF(C8=0,0,MAX(SUMPRODUCT(C2:C6,C2:C6)/SUM(C2:C6)-C8,0))" table:style-name="ce8">
            <text:p>1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010752688172043" table:formula="msoxl:=ABS(MAX(B2:B6)-B8-B9)" table:style-name="ce8">
            <text:p>1.3</text:p>
          </table:table-cell>
          <table:table-cell office:value-type="float" office:value="1.3010752688172043" table:formula="msoxl:=ABS(MAX(C2:C6)-C8-C9)" table:style-name="ce8">
            <text:p>1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1989247311827955" table:formula="msoxl:=B8+ B9" table:style-name="ce8">
            <text:p>3.2</text:p>
          </table:table-cell>
          <table:table-cell office:value-type="float" office:value="3.1989247311827955" table:formula="msoxl:=C8+ C9" table:style-name="ce8">
            <text:p>3.2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54.8" table:style-name="ce1">
            <text:p>54.8</text:p>
          </table:table-cell>
          <table:table-cell office:value-type="float" office:value="54.8" table:style-name="ce1">
            <text:p>5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.6" table:style-name="ce1">
            <text:p>109.6</text:p>
          </table:table-cell>
          <table:table-cell table:number-columns-repeated="1612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717.3" table:style-name="ce1">
            <text:p>717.3</text:p>
          </table:table-cell>
          <table:table-cell office:value-type="float" office:value="717.3" table:style-name="ce1">
            <text:p>71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34.6" table:style-name="ce1">
            <text:p>1434.6</text:p>
          </table:table-cell>
          <table:table-cell table:number-columns-repeated="1612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1101" table:style-name="ce1">
            <text:p>1101</text:p>
          </table:table-cell>
          <table:table-cell office:value-type="float" office:value="1101" table:style-name="ce1">
            <text:p>1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02" table:style-name="ce1">
            <text:p>2202</text:p>
          </table:table-cell>
          <table:table-cell table:number-columns-repeated="1612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48" table:style-name="ce1">
            <text:p>74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9.41999999999996" table:formula="msoxl:=AVERAGE(B2:B6)" table:style-name="ce8">
            <text:p>449.4</text:p>
          </table:table-cell>
          <table:table-cell office:value-type="float" office:value="449.41999999999996" table:formula="msoxl:=AVERAGE(C2:C6)" table:style-name="ce8">
            <text:p>449.4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2.58539806862177" table:formula="msoxl:=IF(B8=0,0,MAX(SUMPRODUCT(B2:B6,B2:B6)/SUM(B2:B6)-B8,0))" table:style-name="ce8">
            <text:p>382.6</text:p>
          </table:table-cell>
          <table:table-cell office:value-type="float" office:value="382.58539806862177" table:formula="msoxl:=IF(C8=0,0,MAX(SUMPRODUCT(C2:C6,C2:C6)/SUM(C2:C6)-C8,0))" table:style-name="ce8">
            <text:p>382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68.99460193137827" table:formula="msoxl:=ABS(MAX(B2:B6)-B8-B9)" table:style-name="ce8">
            <text:p>269.0</text:p>
          </table:table-cell>
          <table:table-cell office:value-type="float" office:value="268.99460193137827" table:formula="msoxl:=ABS(MAX(C2:C6)-C8-C9)" table:style-name="ce8">
            <text:p>269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32.00539806862173" table:formula="msoxl:=B8+ B9" table:style-name="ce8">
            <text:p>832.0</text:p>
          </table:table-cell>
          <table:table-cell office:value-type="float" office:value="832.00539806862173" table:formula="msoxl:=C8+ C9" table:style-name="ce8">
            <text:p>832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" table:style-name="ce1">
            <text:p>13</text:p>
          </table:table-cell>
          <table:table-cell table:number-columns-repeated="1612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1" table:formula="msoxl:=AVERAGE(B2:B6)" table:style-name="ce8">
            <text:p>3.1</text:p>
          </table:table-cell>
          <table:table-cell office:value-type="float" office:value="3.1" table:formula="msoxl:=AVERAGE(C2:C6)" table:style-name="ce8">
            <text:p>3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154838709677411" table:formula="msoxl:=IF(B8=0,0,MAX(SUMPRODUCT(B2:B6,B2:B6)/SUM(B2:B6)-B8,0))" table:style-name="ce8">
            <text:p>1.4</text:p>
          </table:table-cell>
          <table:table-cell office:value-type="float" office:value="1.4154838709677411" table:formula="msoxl:=IF(C8=0,0,MAX(SUMPRODUCT(C2:C6,C2:C6)/SUM(C2:C6)-C8,0))" table:style-name="ce8">
            <text:p>1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9845161290322588" table:formula="msoxl:=ABS(MAX(B2:B6)-B8-B9)" table:style-name="ce8">
            <text:p>2.0</text:p>
          </table:table-cell>
          <table:table-cell office:value-type="float" office:value="1.9845161290322588" table:formula="msoxl:=ABS(MAX(C2:C6)-C8-C9)" table:style-name="ce8">
            <text:p>2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5154838709677412" table:formula="msoxl:=B8+ B9" table:style-name="ce8">
            <text:p>4.5</text:p>
          </table:table-cell>
          <table:table-cell office:value-type="float" office:value="4.5154838709677412" table:formula="msoxl:=C8+ C9" table:style-name="ce8">
            <text:p>4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739999999999995" table:formula="msoxl:=AVERAGE(B2:B6)" table:style-name="ce8">
            <text:p>56.7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8826224886418004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5911173775114236" table:formula="msoxl:=ABS(MAX(B2:B6)-B8-B9)" table:style-name="ce8">
            <text:p>0.4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8.2" table:style-name="ce1">
            <text:p>4418.2</text:p>
          </table:table-cell>
          <table:table-cell office:value-type="float" office:value="3724.8" table:style-name="ce1">
            <text:p>3724.8</text:p>
          </table:table-cell>
          <table:table-cell office:value-type="float" office:value="693.4" table:style-name="ce1">
            <text:p>69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5.2" table:style-name="ce1">
            <text:p>685.2</text:p>
          </table:table-cell>
          <table:table-cell office:value-type="float" office:value="2180.8000000000002" table:style-name="ce1">
            <text:p>2180.8</text:p>
          </table:table-cell>
          <table:table-cell office:value-type="float" office:value="-1" table:style-name="ce1">
            <text:p>-1</text:p>
          </table:table-cell>
          <table:table-cell office:value-type="float" office:value="55.6" table:style-name="ce1">
            <text:p>55.6</text:p>
          </table:table-cell>
          <table:table-cell office:value-type="float" office:value="0" table:style-name="ce1">
            <text:p>0</text:p>
          </table:table-cell>
          <table:table-cell office:value-type="float" office:value="414.6" table:style-name="ce1">
            <text:p>414.6</text:p>
          </table:table-cell>
          <table:table-cell table:number-columns-repeated="1636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1.8" table:style-name="ce1">
            <text:p>4391.8</text:p>
          </table:table-cell>
          <table:table-cell office:value-type="float" office:value="3700.7" table:style-name="ce1">
            <text:p>3700.7</text:p>
          </table:table-cell>
          <table:table-cell office:value-type="float" office:value="691" table:style-name="ce1">
            <text:p>69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6" table:style-name="ce1">
            <text:p>705.6</text:p>
          </table:table-cell>
          <table:table-cell office:value-type="float" office:value="2191" table:style-name="ce1">
            <text:p>2191</text:p>
          </table:table-cell>
          <table:table-cell office:value-type="float" office:value="-1" table:style-name="ce1">
            <text:p>-1</text:p>
          </table:table-cell>
          <table:table-cell office:value-type="float" office:value="56.2" table:style-name="ce1">
            <text:p>56.2</text:p>
          </table:table-cell>
          <table:table-cell office:value-type="float" office:value="0" table:style-name="ce1">
            <text:p>0</text:p>
          </table:table-cell>
          <table:table-cell office:value-type="float" office:value="429.9" table:style-name="ce1">
            <text:p>429.9</text:p>
          </table:table-cell>
          <table:table-cell table:number-columns-repeated="1636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7.2" table:style-name="ce1">
            <text:p>4327.2</text:p>
          </table:table-cell>
          <table:table-cell office:value-type="float" office:value="3636.3" table:style-name="ce1">
            <text:p>3636.3</text:p>
          </table:table-cell>
          <table:table-cell office:value-type="float" office:value="690.9" table:style-name="ce1">
            <text:p>69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9" table:style-name="ce1">
            <text:p>705.9</text:p>
          </table:table-cell>
          <table:table-cell office:value-type="float" office:value="2256" table:style-name="ce1">
            <text:p>2256</text:p>
          </table:table-cell>
          <table:table-cell office:value-type="float" office:value="-1" table:style-name="ce1">
            <text:p>-1</text:p>
          </table:table-cell>
          <table:table-cell office:value-type="float" office:value="56.2" table:style-name="ce1">
            <text:p>56.2</text:p>
          </table:table-cell>
          <table:table-cell office:value-type="float" office:value="0" table:style-name="ce1">
            <text:p>0</text:p>
          </table:table-cell>
          <table:table-cell office:value-type="float" office:value="429.7" table:style-name="ce1">
            <text:p>429.7</text:p>
          </table:table-cell>
          <table:table-cell table:number-columns-repeated="1636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21.2" table:style-name="ce1">
            <text:p>4221.2</text:p>
          </table:table-cell>
          <table:table-cell office:value-type="float" office:value="3531.3" table:style-name="ce1">
            <text:p>3531.3</text:p>
          </table:table-cell>
          <table:table-cell office:value-type="float" office:value="689.9" table:style-name="ce1">
            <text:p>689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2.9" table:style-name="ce1">
            <text:p>732.9</text:p>
          </table:table-cell>
          <table:table-cell office:value-type="float" office:value="2361.6" table:style-name="ce1">
            <text:p>2361.6</text:p>
          </table:table-cell>
          <table:table-cell office:value-type="float" office:value="-1" table:style-name="ce1">
            <text:p>-1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427.6" table:style-name="ce1">
            <text:p>427.6</text:p>
          </table:table-cell>
          <table:table-cell table:number-columns-repeated="1636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39.8" table:style-name="ce1">
            <text:p>4239.8</text:p>
          </table:table-cell>
          <table:table-cell office:value-type="float" office:value="3549.8" table:style-name="ce1">
            <text:p>3549.8</text:p>
          </table:table-cell>
          <table:table-cell office:value-type="float" office:value="690" table:style-name="ce1">
            <text:p>69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2" table:style-name="ce1">
            <text:p>714.2</text:p>
          </table:table-cell>
          <table:table-cell office:value-type="float" office:value="2347.1999999999998" table:style-name="ce1">
            <text:p>2347.2</text:p>
          </table:table-cell>
          <table:table-cell office:value-type="float" office:value="-1" table:style-name="ce1">
            <text:p>-1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423.3" table:style-name="ce1">
            <text:p>423.3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6071.2" table:style-name="ce1">
            <text:p>6071.2</text:p>
          </table:table-cell>
          <table:table-cell office:value-type="float" office:value="175.8" table:style-name="ce1">
            <text:p>175.8</text:p>
          </table:table-cell>
          <table:table-cell office:value-type="float" office:value="6071.2" table:style-name="ce1">
            <text:p>6071.2</text:p>
          </table:table-cell>
          <table:table-cell office:value-type="float" office:value="678.1" table:style-name="ce1">
            <text:p>678.1</text:p>
          </table:table-cell>
          <table:table-cell office:value-type="float" office:value="12142.4" table:style-name="ce1">
            <text:p>12142.4</text:p>
          </table:table-cell>
          <table:table-cell office:value-type="float" office:value="853.90000000000009" table:style-name="ce1">
            <text:p>853.9</text:p>
          </table:table-cell>
          <table:table-cell office:value-type="float" office:value="6247" table:style-name="ce1">
            <text:p>6247</text:p>
          </table:table-cell>
          <table:table-cell office:value-type="float" office:value="-6749.3" table:style-name="ce1">
            <text:p>-6749.3</text:p>
          </table:table-cell>
          <table:table-cell table:number-columns-repeated="16375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11635.2" table:style-name="ce1">
            <text:p>11635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1635.2" table:style-name="ce1">
            <text:p>11635.2</text:p>
          </table:table-cell>
          <table:table-cell office:value-type="float" office:value="14.5" table:style-name="ce1">
            <text:p>14.5</text:p>
          </table:table-cell>
          <table:table-cell office:value-type="float" office:value="23270.400000000001" table:style-name="ce1">
            <text:p>23270.4</text:p>
          </table:table-cell>
          <table:table-cell office:value-type="float" office:value="15.6" table:style-name="ce1">
            <text:p>15.6</text:p>
          </table:table-cell>
          <table:table-cell office:value-type="float" office:value="11636.300000000001" table:style-name="ce1">
            <text:p>11636.3</text:p>
          </table:table-cell>
          <table:table-cell office:value-type="float" office:value="-11649.7" table:style-name="ce1">
            <text:p>-11649.7</text:p>
          </table:table-cell>
          <table:table-cell table:number-columns-repeated="16375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1788.3" table:style-name="ce1">
            <text:p>1788.3</text:p>
          </table:table-cell>
          <table:table-cell office:value-type="float" office:value="54.8" table:style-name="ce1">
            <text:p>54.8</text:p>
          </table:table-cell>
          <table:table-cell office:value-type="float" office:value="1788.3" table:style-name="ce1">
            <text:p>1788.3</text:p>
          </table:table-cell>
          <table:table-cell office:value-type="float" office:value="1258.0999999999999" table:style-name="ce1">
            <text:p>1258.1</text:p>
          </table:table-cell>
          <table:table-cell office:value-type="float" office:value="3576.6" table:style-name="ce1">
            <text:p>3576.6</text:p>
          </table:table-cell>
          <table:table-cell office:value-type="float" office:value="1312.8999999999999" table:style-name="ce1">
            <text:p>1312.9</text:p>
          </table:table-cell>
          <table:table-cell office:value-type="float" office:value="1843.1" table:style-name="ce1">
            <text:p>1843.1</text:p>
          </table:table-cell>
          <table:table-cell office:value-type="float" office:value="-3046.3999999999996" table:style-name="ce1">
            <text:p>-3046.4</text:p>
          </table:table-cell>
          <table:table-cell table:number-columns-repeated="16375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2561.8000000000002" table:style-name="ce1">
            <text:p>2561.8</text:p>
          </table:table-cell>
          <table:table-cell office:value-type="float" office:value="16.5" table:style-name="ce1">
            <text:p>16.5</text:p>
          </table:table-cell>
          <table:table-cell office:value-type="float" office:value="2561.8000000000002" table:style-name="ce1">
            <text:p>2561.8</text:p>
          </table:table-cell>
          <table:table-cell office:value-type="float" office:value="187.5" table:style-name="ce1">
            <text:p>187.5</text:p>
          </table:table-cell>
          <table:table-cell office:value-type="float" office:value="5123.6000000000004" table:style-name="ce1">
            <text:p>5123.6</text:p>
          </table:table-cell>
          <table:table-cell office:value-type="float" office:value="204" table:style-name="ce1">
            <text:p>204</text:p>
          </table:table-cell>
          <table:table-cell office:value-type="float" office:value="2578.3000000000002" table:style-name="ce1">
            <text:p>2578.3</text:p>
          </table:table-cell>
          <table:table-cell office:value-type="float" office:value="-2749.3" table:style-name="ce1">
            <text:p>-2749.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11.3" table:formula="msoxl:=AVERAGE(B2:B6)" table:style-name="ce8">
            <text:p>4411.3</text:p>
          </table:table-cell>
          <table:table-cell office:value-type="float" office:value="49.660000000000004" table:formula="msoxl:=AVERAGE(C2:C6)" table:style-name="ce8">
            <text:p>49.7</text:p>
          </table:table-cell>
          <table:table-cell office:value-type="float" office:value="4411.3" table:formula="msoxl:=AVERAGE(D2:D6)" table:style-name="ce8">
            <text:p>4411.3</text:p>
          </table:table-cell>
          <table:table-cell office:value-type="float" office:value="427.68" table:formula="msoxl:=AVERAGE(E2:E6)" table:style-name="ce8">
            <text:p>427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40.1535220909946" table:formula="msoxl:=IF(B8=0,0,MAX(SUMPRODUCT(B2:B6,B2:B6)/SUM(B2:B6)-B8,0))" table:style-name="ce8">
            <text:p>3840.2</text:p>
          </table:table-cell>
          <table:table-cell office:value-type="float" office:value="88.00472009665728" table:formula="msoxl:=IF(C8=0,0,MAX(SUMPRODUCT(C2:C6,C2:C6)/SUM(C2:C6)-C8,0))" table:style-name="ce8">
            <text:p>88.0</text:p>
          </table:table-cell>
          <table:table-cell office:value-type="float" office:value="3840.1535220909946" table:formula="msoxl:=IF(D8=0,0,MAX(SUMPRODUCT(D2:D6,D2:D6)/SUM(D2:D6)-D8,0))" table:style-name="ce8">
            <text:p>3840.2</text:p>
          </table:table-cell>
          <table:table-cell office:value-type="float" office:value="544.07540591096131" table:formula="msoxl:=IF(E8=0,0,MAX(SUMPRODUCT(E2:E6,E2:E6)/SUM(E2:E6)-E8,0))" table:style-name="ce8">
            <text:p>544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383.746477909006" table:formula="msoxl:=ABS(MAX(B2:B6)-B8-B9)" table:style-name="ce8">
            <text:p>3383.7</text:p>
          </table:table-cell>
          <table:table-cell office:value-type="float" office:value="38.135279903342735" table:formula="msoxl:=ABS(MAX(C2:C6)-C8-C9)" table:style-name="ce8">
            <text:p>38.1</text:p>
          </table:table-cell>
          <table:table-cell office:value-type="float" office:value="3383.746477909006" table:formula="msoxl:=ABS(MAX(D2:D6)-D8-D9)" table:style-name="ce8">
            <text:p>3383.7</text:p>
          </table:table-cell>
          <table:table-cell office:value-type="float" office:value="286.34459408903854" table:formula="msoxl:=ABS(MAX(E2:E6)-E8-E9)" table:style-name="ce8">
            <text:p>286.3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19603.7" table:style-name="ce1">
            <text:p>19603.7</text:p>
          </table:table-cell>
          <table:table-cell office:value-type="float" office:value="570.20000000000005" table:style-name="ce1">
            <text:p>570.2</text:p>
          </table:table-cell>
          <table:table-cell office:value-type="float" office:value="19603.7" table:style-name="ce1">
            <text:p>19603.7</text:p>
          </table:table-cell>
          <table:table-cell office:value-type="float" office:value="977.7" table:style-name="ce1">
            <text:p>977.7</text:p>
          </table:table-cell>
          <table:table-cell table:number-columns-repeated="16379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41535" table:style-name="ce1">
            <text:p>41535</text:p>
          </table:table-cell>
          <table:table-cell office:value-type="float" office:value="7.7" table:style-name="ce1">
            <text:p>7.7</text:p>
          </table:table-cell>
          <table:table-cell office:value-type="float" office:value="41535" table:style-name="ce1">
            <text:p>41535</text:p>
          </table:table-cell>
          <table:table-cell office:value-type="float" office:value="12.5" table:style-name="ce1">
            <text:p>12.5</text:p>
          </table:table-cell>
          <table:table-cell table:number-columns-repeated="16379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6511.6" table:style-name="ce1">
            <text:p>6511.6</text:p>
          </table:table-cell>
          <table:table-cell office:value-type="float" office:value="423.8" table:style-name="ce1">
            <text:p>423.8</text:p>
          </table:table-cell>
          <table:table-cell office:value-type="float" office:value="6511.6" table:style-name="ce1">
            <text:p>6511.6</text:p>
          </table:table-cell>
          <table:table-cell office:value-type="float" office:value="993" table:style-name="ce1">
            <text:p>993</text:p>
          </table:table-cell>
          <table:table-cell table:number-columns-repeated="16379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9061" table:style-name="ce1">
            <text:p>9061</text:p>
          </table:table-cell>
          <table:table-cell office:value-type="float" office:value="88.9" table:style-name="ce1">
            <text:p>88.9</text:p>
          </table:table-cell>
          <table:table-cell office:value-type="float" office:value="9061" table:style-name="ce1">
            <text:p>9061</text:p>
          </table:table-cell>
          <table:table-cell office:value-type="float" office:value="172.7" table:style-name="ce1">
            <text:p>172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5342.26" table:formula="msoxl:=AVERAGE(B2:B6)" table:style-name="ce8">
            <text:p>15342.3</text:p>
          </table:table-cell>
          <table:table-cell office:value-type="float" office:value="218.48000000000002" table:formula="msoxl:=AVERAGE(C2:C6)" table:style-name="ce8">
            <text:p>218.5</text:p>
          </table:table-cell>
          <table:table-cell office:value-type="float" office:value="15342.26" table:formula="msoxl:=AVERAGE(D2:D6)" table:style-name="ce8">
            <text:p>15342.3</text:p>
          </table:table-cell>
          <table:table-cell office:value-type="float" office:value="431.35999999999996" table:formula="msoxl:=AVERAGE(E2:E6)" table:style-name="ce8">
            <text:p>43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779.446114353426" table:formula="msoxl:=IF(B8=0,0,MAX(SUMPRODUCT(B2:B6,B2:B6)/SUM(B2:B6)-B8,0))" table:style-name="ce8">
            <text:p>13779.4</text:p>
          </table:table-cell>
          <table:table-cell office:value-type="float" office:value="250.85377883559136" table:formula="msoxl:=IF(C8=0,0,MAX(SUMPRODUCT(C2:C6,C2:C6)/SUM(C2:C6)-C8,0))" table:style-name="ce8">
            <text:p>250.9</text:p>
          </table:table-cell>
          <table:table-cell office:value-type="float" office:value="13779.446114353426" table:formula="msoxl:=IF(D8=0,0,MAX(SUMPRODUCT(D2:D6,D2:D6)/SUM(D2:D6)-D8,0))" table:style-name="ce8">
            <text:p>13779.4</text:p>
          </table:table-cell>
          <table:table-cell office:value-type="float" office:value="482.92442136498534" table:formula="msoxl:=IF(E8=0,0,MAX(SUMPRODUCT(E2:E6,E2:E6)/SUM(E2:E6)-E8,0))" table:style-name="ce8">
            <text:p>48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413.293885646572" table:formula="msoxl:=ABS(MAX(B2:B6)-B8-B9)" table:style-name="ce8">
            <text:p>12413.3</text:p>
          </table:table-cell>
          <table:table-cell office:value-type="float" office:value="100.86622116440867" table:formula="msoxl:=ABS(MAX(C2:C6)-C8-C9)" table:style-name="ce8">
            <text:p>100.9</text:p>
          </table:table-cell>
          <table:table-cell office:value-type="float" office:value="12413.293885646572" table:formula="msoxl:=ABS(MAX(D2:D6)-D8-D9)" table:style-name="ce8">
            <text:p>12413.3</text:p>
          </table:table-cell>
          <table:table-cell office:value-type="float" office:value="78.715578635014765" table:formula="msoxl:=ABS(MAX(E2:E6)-E8-E9)" table:style-name="ce8">
            <text:p>78.7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23059.5" table:style-name="ce1">
            <text:p>2305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46317.5" table:style-name="ce1">
            <text:p>46317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7877.2" table:style-name="ce1">
            <text:p>787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0485.1" table:style-name="ce1">
            <text:p>10485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4" table:style-name="ce1">
            <text:p>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3" table:style-name="ce1">
            <text:p>293</text:p>
          </table:table-cell>
          <table:table-cell office:value-type="float" office:value="-1" table:style-name="ce1">
            <text:p>-1</text:p>
          </table:table-cell>
          <table:table-cell office:value-type="float" office:value="5178" table:style-name="ce1">
            <text:p>5178</text:p>
          </table:table-cell>
          <table:table-cell office:value-type="float" office:value="452" table:style-name="ce1">
            <text:p>452</text:p>
          </table:table-cell>
          <table:table-cell office:value-type="float" office:value="-1" table:style-name="ce1">
            <text:p>-1</text:p>
          </table:table-cell>
          <table:table-cell office:value-type="float" office:value="189624" table:style-name="ce1">
            <text:p>1896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307" table:style-name="ce1">
            <text:p>3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table:number-columns-repeated="16346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5" table:style-name="ce1">
            <text:p>9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5" table:style-name="ce1">
            <text:p>655</text:p>
          </table:table-cell>
          <table:table-cell office:value-type="float" office:value="0" table:style-name="ce1">
            <text:p>0</text:p>
          </table:table-cell>
          <table:table-cell office:value-type="float" office:value="2649" table:style-name="ce1">
            <text:p>2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9625" table:style-name="ce1">
            <text:p>-18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46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2" table:style-name="ce1">
            <text:p>9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30" table:style-name="ce1">
            <text:p>-930</text:p>
          </table:table-cell>
          <table:table-cell office:value-type="float" office:value="0" table:style-name="ce1">
            <text:p>0</text:p>
          </table:table-cell>
          <table:table-cell office:value-type="float" office:value="-1253" table:style-name="ce1">
            <text:p>-1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21" table:style-name="ce1">
            <text:p>-21</text:p>
          </table:table-cell>
          <table:table-cell table:number-columns-repeated="16346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4" table:style-name="ce1">
            <text:p>4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2" table:style-name="ce1">
            <text:p>1482</text:p>
          </table:table-cell>
          <table:table-cell office:value-type="float" office:value="0" table:style-name="ce1">
            <text:p>0</text:p>
          </table:table-cell>
          <table:table-cell office:value-type="float" office:value="-4283" table:style-name="ce1">
            <text:p>-4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46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1" table:style-name="ce1">
            <text:p>3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2" table:style-name="ce1">
            <text:p>442</text:p>
          </table:table-cell>
          <table:table-cell office:value-type="float" office:value="0" table:style-name="ce1">
            <text:p>0</text:p>
          </table:table-cell>
          <table:table-cell office:value-type="float" office:value="7560" table:style-name="ce1">
            <text:p>7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27M18.000S" table:style-name="ce9">
            <text:p>10:27:18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27M18.000S" table:style-name="ce10">
            <text:p>10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27M48.000S" table:style-name="ce9">
            <text:p>10:27:48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27M48.000S" table:style-name="ce10">
            <text:p>10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28M18.000S" table:style-name="ce9">
            <text:p>10:28:18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28M18.000S" table:style-name="ce10">
            <text:p>10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28M48.000S" table:style-name="ce9">
            <text:p>10:28:48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28M48.000S" table:style-name="ce10">
            <text:p>10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29M18.000S" table:style-name="ce9">
            <text:p>10:29:18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29M18.000S" table:style-name="ce10">
            <text:p>10:29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89" table:style-name="ce1">
            <text:p>89</text:p>
          </table:table-cell>
          <table:table-cell office:value-type="float" office:value="10.3" table:style-name="ce1">
            <text:p>10.3</text:p>
          </table:table-cell>
          <table:table-cell table:number-columns-repeated="1637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46.7" table:style-name="ce1">
            <text:p>46.7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43.6" table:style-name="ce1">
            <text:p>43.6</text:p>
          </table:table-cell>
          <table:table-cell office:value-type="float" office:value="56.400000000000006" table:style-name="ce1">
            <text:p>56.4</text:p>
          </table:table-cell>
          <table:table-cell table:number-columns-repeated="1637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78.7" table:style-name="ce1">
            <text:p>78.7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95.2" table:style-name="ce1">
            <text:p>95.2</text:p>
          </table:table-cell>
          <table:table-cell table:number-columns-repeated="1637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24" table:style-name="ce1">
            <text:p>24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" table:style-name="ce1">
            <text:p>0</text:p>
          </table:table-cell>
          <table:table-cell office:value-type="float" office:value="59.6" table:style-name="ce1">
            <text:p>59.6</text:p>
          </table:table-cell>
          <table:table-cell office:value-type="float" office:value="40.4" table:style-name="ce1">
            <text:p>40.4</text:p>
          </table:table-cell>
          <table:table-cell table:number-columns-repeated="1637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21" table:style-name="ce1">
            <text:p>21</text:p>
          </table:table-cell>
          <table:table-cell office:value-type="float" office:value="22.6" table:style-name="ce1">
            <text:p>22.6</text:p>
          </table:table-cell>
          <table:table-cell office:value-type="float" office:value="0.2" table:style-name="ce1">
            <text:p>0.2</text:p>
          </table:table-cell>
          <table:table-cell office:value-type="float" office:value="56.1" table:style-name="ce1">
            <text:p>56.1</text:p>
          </table:table-cell>
          <table:table-cell office:value-type="float" office:value="43.6" table:style-name="ce1">
            <text:p>43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880000000000003" table:style-name="ce1">
            <text:p>35.88</text:p>
          </table:table-cell>
          <table:table-cell office:value-type="float" office:value="13.3" table:style-name="ce1">
            <text:p>13.3</text:p>
          </table:table-cell>
          <table:table-cell office:value-type="float" office:value="0.18" table:style-name="ce1">
            <text:p>0.18</text:p>
          </table:table-cell>
          <table:table-cell office:value-type="float" office:value="50.62" table:style-name="ce1">
            <text:p>50.62</text:p>
          </table:table-cell>
          <table:table-cell office:value-type="float" office:value="49.18" table:style-name="ce1">
            <text:p>49.1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9" table:style-name="ce1">
            <text:p>9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88.4" table:style-name="ce1">
            <text:p>88.4</text:p>
          </table:table-cell>
          <table:table-cell office:value-type="float" office:value="10.5" table:style-name="ce1">
            <text:p>10.5</text:p>
          </table:table-cell>
          <table:table-cell table:number-columns-repeated="1637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52.4" table:style-name="ce1">
            <text:p>52.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7.6" table:style-name="ce1">
            <text:p>37.6</text:p>
          </table:table-cell>
          <table:table-cell office:value-type="float" office:value="62.4" table:style-name="ce1">
            <text:p>62.4</text:p>
          </table:table-cell>
          <table:table-cell table:number-columns-repeated="1637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74" table:style-name="ce1">
            <text:p>74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0.7" table:style-name="ce1">
            <text:p>90.7</text:p>
          </table:table-cell>
          <table:table-cell table:number-columns-repeated="1637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34" table:style-name="ce1">
            <text:p>34</text:p>
          </table:table-cell>
          <table:table-cell office:value-type="float" office:value="19.5" table:style-name="ce1">
            <text:p>19.5</text:p>
          </table:table-cell>
          <table:table-cell office:value-type="float" office:value="0.3" table:style-name="ce1">
            <text:p>0.3</text:p>
          </table:table-cell>
          <table:table-cell office:value-type="float" office:value="46.2" table:style-name="ce1">
            <text:p>46.2</text:p>
          </table:table-cell>
          <table:table-cell office:value-type="float" office:value="53.5" table:style-name="ce1">
            <text:p>53.5</text:p>
          </table:table-cell>
          <table:table-cell table:number-columns-repeated="1637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22.2" table:style-name="ce1">
            <text:p>22.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53.9" table:style-name="ce1">
            <text:p>53.9</text:p>
          </table:table-cell>
          <table:table-cell office:value-type="float" office:value="46.2" table:style-name="ce1">
            <text:p>46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32" table:style-name="ce1">
            <text:p>38.32</text:p>
          </table:table-cell>
          <table:table-cell office:value-type="float" office:value="14.34" table:style-name="ce1">
            <text:p>14.34</text:p>
          </table:table-cell>
          <table:table-cell office:value-type="float" office:value="0.26" table:style-name="ce1">
            <text:p>0.26</text:p>
          </table:table-cell>
          <table:table-cell office:value-type="float" office:value="47.08" table:style-name="ce1">
            <text:p>47.08</text:p>
          </table:table-cell>
          <table:table-cell office:value-type="float" office:value="52.660000000000004" table:style-name="ce1">
            <text:p>52.6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7.5" table:style-name="ce1">
            <text:p>7.5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90.7" table:style-name="ce1">
            <text:p>90.7</text:p>
          </table:table-cell>
          <table:table-cell office:value-type="float" office:value="8.6999999999999993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53" table:style-name="ce1">
            <text:p>53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37.5" table:style-name="ce1">
            <text:p>37.5</text:p>
          </table:table-cell>
          <table:table-cell office:value-type="float" office:value="62.5" table:style-name="ce1">
            <text:p>62.5</text:p>
          </table:table-cell>
          <table:table-cell table:number-columns-repeated="1637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73.8" table:style-name="ce1">
            <text:p>73.8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0.699999999999989" table:style-name="ce1">
            <text:p>90.7</text:p>
          </table:table-cell>
          <table:table-cell table:number-columns-repeated="1637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30.3" table:style-name="ce1">
            <text:p>30.3</text:p>
          </table:table-cell>
          <table:table-cell office:value-type="float" office:value="20.5" table:style-name="ce1">
            <text:p>20.5</text:p>
          </table:table-cell>
          <table:table-cell office:value-type="float" office:value="0" table:style-name="ce1">
            <text:p>0</text:p>
          </table:table-cell>
          <table:table-cell office:value-type="float" office:value="49.1" table:style-name="ce1">
            <text:p>49.1</text:p>
          </table:table-cell>
          <table:table-cell office:value-type="float" office:value="50.8" table:style-name="ce1">
            <text:p>50.8</text:p>
          </table:table-cell>
          <table:table-cell table:number-columns-repeated="1637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21.1" table:style-name="ce1">
            <text:p>21.1</text:p>
          </table:table-cell>
          <table:table-cell office:value-type="float" office:value="26.2" table:style-name="ce1">
            <text:p>26.2</text:p>
          </table:table-cell>
          <table:table-cell office:value-type="float" office:value="0" table:style-name="ce1">
            <text:p>0</text:p>
          </table:table-cell>
          <table:table-cell office:value-type="float" office:value="52.7" table:style-name="ce1">
            <text:p>52.7</text:p>
          </table:table-cell>
          <table:table-cell office:value-type="float" office:value="47.3" table:style-name="ce1">
            <text:p>47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14" table:style-name="ce1">
            <text:p>37.14</text:p>
          </table:table-cell>
          <table:table-cell office:value-type="float" office:value="14.86" table:style-name="ce1">
            <text:p>14.86</text:p>
          </table:table-cell>
          <table:table-cell office:value-type="float" office:value="0.12" table:style-name="ce1">
            <text:p>0.12</text:p>
          </table:table-cell>
          <table:table-cell office:value-type="float" office:value="47.86" table:style-name="ce1">
            <text:p>47.86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27M18.000S" table:style-name="ce9">
            <text:p>10:27:18</text:p>
          </table:table-cell>
          <table:table-cell office:value-type="float" office:value="9.1" table:style-name="ce1">
            <text:p>9.1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89.1" table:style-name="ce1">
            <text:p>89.1</text:p>
          </table:table-cell>
          <table:table-cell office:value-type="float" office:value="10.299999999999999" table:style-name="ce1">
            <text:p>10.3</text:p>
          </table:table-cell>
          <table:table-cell table:number-columns-repeated="16378"/>
        </table:table-row>
        <table:table-row table:style-name="ro1">
          <table:table-cell office:value-type="time" office:time-value="PT984130H27M48.000S" table:style-name="ce9">
            <text:p>10:27:48</text:p>
          </table:table-cell>
          <table:table-cell office:value-type="float" office:value="53.2" table:style-name="ce1">
            <text:p>53.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time" office:time-value="PT984130H28M18.000S" table:style-name="ce9">
            <text:p>10:28:18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4130H28M48.000S" table:style-name="ce9">
            <text:p>10:28:48</text:p>
          </table:table-cell>
          <table:table-cell office:value-type="float" office:value="33.4" table:style-name="ce1">
            <text:p>33.4</text:p>
          </table:table-cell>
          <table:table-cell office:value-type="float" office:value="25.8" table:style-name="ce1">
            <text:p>25.8</text:p>
          </table:table-cell>
          <table:table-cell office:value-type="float" office:value="0.8" table:style-name="ce1">
            <text:p>0.8</text:p>
          </table:table-cell>
          <table:table-cell office:value-type="float" office:value="40" table:style-name="ce1">
            <text:p>40</text:p>
          </table:table-cell>
          <table:table-cell office:value-type="float" office:value="59.2" table:style-name="ce1">
            <text:p>59.2</text:p>
          </table:table-cell>
          <table:table-cell table:number-columns-repeated="16378"/>
        </table:table-row>
        <table:table-row table:style-name="ro1">
          <table:table-cell office:value-type="time" office:time-value="PT984130H29M18.000S" table:style-name="ce9">
            <text:p>10:29:18</text:p>
          </table:table-cell>
          <table:table-cell office:value-type="float" office:value="20.6" table:style-name="ce1">
            <text:p>20.6</text:p>
          </table:table-cell>
          <table:table-cell office:value-type="float" office:value="26.9" table:style-name="ce1">
            <text:p>26.9</text:p>
          </table:table-cell>
          <table:table-cell office:value-type="float" office:value="0" table:style-name="ce1">
            <text:p>0</text:p>
          </table:table-cell>
          <table:table-cell office:value-type="float" office:value="52.5" table:style-name="ce1">
            <text:p>52.5</text:p>
          </table:table-cell>
          <table:table-cell office:value-type="float" office:value="47.5" table:style-name="ce1">
            <text:p>4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880000000000003" table:style-name="ce1">
            <text:p>38.88</text:p>
          </table:table-cell>
          <table:table-cell office:value-type="float" office:value="15.98" table:style-name="ce1">
            <text:p>15.98</text:p>
          </table:table-cell>
          <table:table-cell office:value-type="float" office:value="0.26" table:style-name="ce1">
            <text:p>0.26</text:p>
          </table:table-cell>
          <table:table-cell office:value-type="float" office:value="44.86" table:style-name="ce1">
            <text:p>44.86</text:p>
          </table:table-cell>
          <table:table-cell office:value-type="float" office:value="54.86" table:style-name="ce1">
            <text:p>54.8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4-06T05:55:40Z</meta:creation-date>
    <dc:date>2012-04-06T05:55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